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53.26pt"/>
    </style:style>
    <style:style style:name="co10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66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% tox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2"/>
        <table:table-column table:style-name="co7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auc</text:p>
          </table:table-cell>
          <table:table-cell office:value-type="string" calcext:value-type="string">
            <text:p>train balance</text:p>
          </table:table-cell>
          <table:table-cell office:value-type="string" calcext:value-type="string">
            <text:p>val balance</text:p>
          </table:table-cell>
          <table:table-cell office:value-type="string" calcext:value-type="string">
            <text:p>train examples</text:p>
          </table:table-cell>
          <table:table-cell office:value-type="string" calcext:value-type="string">
            <text:p>test examples</text:p>
          </table:table-cell>
          <table:table-cell table:style-name="Default" office:value-type="string" calcext:value-type="string">
            <text:p>data clean</text:p>
          </table:table-cell>
          <table:table-cell office:value-type="string" calcext:value-type="string">
            <text:p>embedding train size</text:p>
          </table:table-cell>
          <table:table-cell table:style-name="ce4" office:value-type="string" calcext:value-type="string">
            <text:p>embedding feat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conv block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dropouts?</text:p>
          </table:table-cell>
        </table:table-row>
        <table:table-row table:style-name="ro1"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25" calcext:value-type="float">
            <text:p>0.25</text:p>
          </table:table-cell>
          <table:table-cell table:style-name="ce3"/>
          <table:table-cell table:number-columns-repeated="2" table:style-name="ce2" office:value-type="float" office:value="0.05" calcext:value-type="float">
            <text:p>0.05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n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29" calcext:value-type="float">
            <text:p>0.29</text:p>
          </table:table-cell>
          <table:table-cell table:style-name="ce3"/>
          <table:table-cell table:number-columns-repeated="2" table:style-name="ce2" office:value-type="float" office:value="0.05" calcext:value-type="float">
            <text:p>0.05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n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8" calcext:value-type="float">
            <text:p>0.28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79" calcext:value-type="float">
            <text:p>0.79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90000" calcext:value-type="float">
            <text:p>90000</text:p>
          </table:table-cell>
          <table:table-cell office:value-type="float" office:value="5260" calcext:value-type="float">
            <text:p>5260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</table:table>
      <table:table table:name="50% toxic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auc</text:p>
          </table:table-cell>
          <table:table-cell office:value-type="string" calcext:value-type="string">
            <text:p>train balance</text:p>
          </table:table-cell>
          <table:table-cell office:value-type="string" calcext:value-type="string">
            <text:p>val balance</text:p>
          </table:table-cell>
          <table:table-cell office:value-type="string" calcext:value-type="string">
            <text:p>train example</text:p>
          </table:table-cell>
          <table:table-cell office:value-type="string" calcext:value-type="string">
            <text:p>test example</text:p>
          </table:table-cell>
          <table:table-cell office:value-type="string" calcext:value-type="string">
            <text:p>data clean</text:p>
          </table:table-cell>
          <table:table-cell office:value-type="string" calcext:value-type="string">
            <text:p>embedding train size</text:p>
          </table:table-cell>
          <table:table-cell table:style-name="ce4" office:value-type="string" calcext:value-type="string">
            <text:p>embedding feat</text:p>
          </table:table-cell>
          <table:table-cell office:value-type="string" calcext:value-type="string">
            <text:p>embedding trainabl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dropouts?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81" calcext:value-type="float">
            <text:p>0.81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82" calcext:value-type="float">
            <text:p>0.82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ru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9" calcext:value-type="float">
            <text:p>0.79</text:p>
          </table:table-cell>
          <table:table-cell table:style-name="ce2"/>
          <table:table-cell table:number-columns-repeated="2" table:style-name="ce2" office:value-type="float" office:value="0.5" calcext:value-type="float">
            <text:p>0.5</text:p>
          </table:table-cell>
          <table:table-cell table:style-name="ce2" office:value-type="float" office:value="22500" calcext:value-type="float">
            <text:p>225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ru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2" table:number-columns-repeated="1008"/>
        </table:table-row>
        <table:table-row table:style-name="ro1">
          <table:table-cell table:number-columns-repeated="3" office:value-type="float" office:value="0.8" calcext:value-type="float">
            <text:p>0.8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.8" calcext:value-type="float">
            <text:p>0.8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number-columns-repeated="2" office:value-type="float" office:value="0.82" calcext:value-type="float">
            <text:p>0.82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.81" calcext:value-type="float">
            <text:p>0.81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803999999141693" calcext:value-type="float">
            <text:p>0.8039999991</text:p>
          </table:table-cell>
          <table:table-cell office:value-type="float" office:value="0.789129058456421" calcext:value-type="float">
            <text:p>0.7891290585</text:p>
          </table:table-cell>
          <table:table-cell office:value-type="float" office:value="0.831275552368164" calcext:value-type="float">
            <text:p>0.8312755524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</table:table>
      <table:table table:name="Learning curve small dataset" table:style-name="ta1">
        <table:shapes>
          <draw:frame draw:z-index="0" draw:style-name="gr1" draw:text-style-name="P1" svg:width="843.59pt" svg:height="505.98pt" svg:x="145.93pt" svg:y="545.1pt">
            <loext:p draw:notify-on-update-of-ranges="'Learning curve small dataset'.B30:'Learning curve small dataset'.B30 'Learning curve small dataset'.B31:'Learning curve small dataset'.B38 'Learning curve small dataset'.C30:'Learning curve small dataset'.C30 'Learning curve small dataset'.C31:'Learning curve small dataset'.C38 'Learning curve small dataset'.D30:'Learning curve small dataset'.D30 'Learning curve small dataset'.D31:'Learning curve small dataset'.D38 'Learning curve small dataset'.E30:'Learning curve small dataset'.E30 'Learning curve small dataset'.E31:'Learning curve small dataset'.E38 'Learning curve small dataset'.F30:'Learning curve small dataset'.F30 'Learning curve small dataset'.F31:'Learning curve small dataset'.F38 'Learning curve small dataset'.G30:'Learning curve small dataset'.G30 'Learning curve small dataset'.G31:'Learning curve small dataset'.G38 'Learning curve small dataset'.H30:'Learning curve small dataset'.H30 'Learning curve small dataset'.H31:'Learning curve small dataset'.H38 'Learning curve small dataset'.I30:'Learning curve small dataset'.I30 'Learning curve small dataset'.I31:'Learning curve small dataset'.I38 'Learning curve small dataset'.J30:'Learning curve small dataset'.J30 'Learning curve small dataset'.J31:'Learning curve small dataset'.J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10" table:default-cell-style-name="Default"/>
        <table:table-column table:style-name="co5" table:number-columns-repeated="27" table:default-cell-style-name="Default"/>
        <table:table-row table:style-name="ro1">
          <table:table-cell/>
          <table:table-cell office:value-type="string" calcext:value-type="string">
            <text:p>Glove 6B.200D</text:p>
          </table:table-cell>
          <table:table-cell table:number-columns-repeated="3"/>
          <table:table-cell office:value-type="string" calcext:value-type="string">
            <text:p>Glove 6B.200D</text:p>
          </table:table-cell>
          <table:table-cell table:number-columns-repeated="3"/>
          <table:table-cell office:value-type="string" calcext:value-type="string">
            <text:p>Glove 42B.300D</text:p>
          </table:table-cell>
          <table:table-cell table:number-columns-repeated="3"/>
          <table:table-cell office:value-type="string" calcext:value-type="string">
            <text:p>Glove Twitter 27B 200D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with dropouts</text:p>
          </table:table-cell>
          <table:table-cell table:number-columns-repeated="3"/>
          <table:table-cell office:value-type="string" calcext:value-type="string">
            <text:p>Google New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0.759600001525879" calcext:value-type="float">
            <text:p>0.7596000015</text:p>
          </table:table-cell>
          <table:table-cell office:value-type="float" office:value="0.499857310295105" calcext:value-type="float">
            <text:p>0.4998573103</text:p>
          </table:table-cell>
          <table:table-cell office:value-type="float" office:value="0.741003941631317" calcext:value-type="float">
            <text:p>0.7410039416</text:p>
          </table:table-cell>
          <table:table-cell office:value-type="float" office:value="0.801037718296051" calcext:value-type="float">
            <text:p>0.8010377183</text:p>
          </table:table-cell>
          <table:table-cell office:value-type="float" office:value="0.761999999332428" calcext:value-type="float">
            <text:p>0.7619999993</text:p>
          </table:table-cell>
          <table:table-cell office:value-type="float" office:value="0.49971140871048" calcext:value-type="float">
            <text:p>0.4997114087</text:p>
          </table:table-cell>
          <table:table-cell office:value-type="float" office:value="0.773125463485718" calcext:value-type="float">
            <text:p>0.7731254635</text:p>
          </table:table-cell>
          <table:table-cell office:value-type="float" office:value="0.743360453796387" calcext:value-type="float">
            <text:p>0.7433604538</text:p>
          </table:table-cell>
          <table:table-cell office:value-type="float" office:value="0.768799999332428" calcext:value-type="float">
            <text:p>0.7687999993</text:p>
          </table:table-cell>
          <table:table-cell office:value-type="float" office:value="0.485663571166992" calcext:value-type="float">
            <text:p>0.4856635712</text:p>
          </table:table-cell>
          <table:table-cell office:value-type="float" office:value="0.7939601770401" calcext:value-type="float">
            <text:p>0.793960177</text:p>
          </table:table-cell>
          <table:table-cell office:value-type="float" office:value="0.728392754268646" calcext:value-type="float">
            <text:p>0.7283927543</text:p>
          </table:table-cell>
          <table:table-cell office:value-type="float" office:value="0.764000002193451" calcext:value-type="float">
            <text:p>0.7640000022</text:p>
          </table:table-cell>
          <table:table-cell office:value-type="float" office:value="0.486683933925629" calcext:value-type="float">
            <text:p>0.4866839339</text:p>
          </table:table-cell>
          <table:table-cell office:value-type="float" office:value="0.745408302593231" calcext:value-type="float">
            <text:p>0.7454083026</text:p>
          </table:table-cell>
          <table:table-cell office:value-type="float" office:value="0.805487737560272" calcext:value-type="float">
            <text:p>0.8054877376</text:p>
          </table:table-cell>
          <table:table-cell office:value-type="float" office:value="0.791599998474121" calcext:value-type="float">
            <text:p>0.7915999985</text:p>
          </table:table-cell>
          <table:table-cell office:value-type="float" office:value="0.454402535247803" calcext:value-type="float">
            <text:p>0.4544025352</text:p>
          </table:table-cell>
          <table:table-cell office:value-type="float" office:value="0.790747607421875" calcext:value-type="float">
            <text:p>0.7907476074</text:p>
          </table:table-cell>
          <table:table-cell office:value-type="float" office:value="0.796260539054871" calcext:value-type="float">
            <text:p>0.7962605391</text:p>
          </table:table-cell>
          <table:table-cell office:value-type="float" office:value="0.800400004196167" calcext:value-type="float">
            <text:p>0.8004000042</text:p>
          </table:table-cell>
          <table:table-cell office:value-type="float" office:value="0.453585882663727" calcext:value-type="float">
            <text:p>0.4535858827</text:p>
          </table:table-cell>
          <table:table-cell office:value-type="float" office:value="0.812266726112366" calcext:value-type="float">
            <text:p>0.8122667261</text:p>
          </table:table-cell>
          <table:table-cell office:value-type="float" office:value="0.784142128944397" calcext:value-type="float">
            <text:p>0.7841421289</text:p>
          </table:table-cell>
          <table:table-cell office:value-type="float" office:value="0.764799994945526" calcext:value-type="float">
            <text:p>0.7647999949</text:p>
          </table:table-cell>
          <table:table-cell office:value-type="float" office:value="0.494723435974121" calcext:value-type="float">
            <text:p>0.494723436</text:p>
          </table:table-cell>
          <table:table-cell office:value-type="float" office:value="0.75437519159317" calcext:value-type="float">
            <text:p>0.7543751916</text:p>
          </table:table-cell>
          <table:table-cell office:value-type="float" office:value="0.786511224555969" calcext:value-type="float">
            <text:p>0.7865112246</text:p>
          </table:table-cell>
        </table:table-row>
        <table:table-row table:style-name="ro1">
          <table:table-cell/>
          <table:table-cell office:value-type="float" office:value="0.776399997138977" calcext:value-type="float">
            <text:p>0.7763999971</text:p>
          </table:table-cell>
          <table:table-cell office:value-type="float" office:value="0.484130097770691" calcext:value-type="float">
            <text:p>0.4841300978</text:p>
          </table:table-cell>
          <table:table-cell office:value-type="float" office:value="0.750300675106049" calcext:value-type="float">
            <text:p>0.7503006751</text:p>
          </table:table-cell>
          <table:table-cell office:value-type="float" office:value="0.830322959327698" calcext:value-type="float">
            <text:p>0.8303229593</text:p>
          </table:table-cell>
          <table:table-cell office:value-type="float" office:value="0.775600002861023" calcext:value-type="float">
            <text:p>0.7756000029</text:p>
          </table:table-cell>
          <table:table-cell office:value-type="float" office:value="0.477726886844635" calcext:value-type="float">
            <text:p>0.4777268868</text:p>
          </table:table-cell>
          <table:table-cell office:value-type="float" office:value="0.771285735321045" calcext:value-type="float">
            <text:p>0.7712857353</text:p>
          </table:table-cell>
          <table:table-cell office:value-type="float" office:value="0.785032026004791" calcext:value-type="float">
            <text:p>0.785032026</text:p>
          </table:table-cell>
          <table:table-cell office:value-type="float" office:value="0.772800000667572" calcext:value-type="float">
            <text:p>0.7728000007</text:p>
          </table:table-cell>
          <table:table-cell office:value-type="float" office:value="0.482617397880554" calcext:value-type="float">
            <text:p>0.4826173979</text:p>
          </table:table-cell>
          <table:table-cell office:value-type="float" office:value="0.825133828353882" calcext:value-type="float">
            <text:p>0.8251338284</text:p>
          </table:table-cell>
          <table:table-cell office:value-type="float" office:value="0.694345501518249" calcext:value-type="float">
            <text:p>0.6943455015</text:p>
          </table:table-cell>
          <table:table-cell office:value-type="float" office:value="0.78359999628067" calcext:value-type="float">
            <text:p>0.7835999963</text:p>
          </table:table-cell>
          <table:table-cell office:value-type="float" office:value="0.466233086490631" calcext:value-type="float">
            <text:p>0.4662330865</text:p>
          </table:table-cell>
          <table:table-cell office:value-type="float" office:value="0.774302644443512" calcext:value-type="float">
            <text:p>0.7743026444</text:p>
          </table:table-cell>
          <table:table-cell office:value-type="float" office:value="0.802895372104645" calcext:value-type="float">
            <text:p>0.8028953721</text:p>
          </table:table-cell>
          <table:table-cell office:value-type="float" office:value="0.803999999141693" calcext:value-type="float">
            <text:p>0.8039999991</text:p>
          </table:table-cell>
          <table:table-cell office:value-type="float" office:value="0.432818239688873" calcext:value-type="float">
            <text:p>0.4328182397</text:p>
          </table:table-cell>
          <table:table-cell office:value-type="float" office:value="0.789129058456421" calcext:value-type="float">
            <text:p>0.7891290585</text:p>
          </table:table-cell>
          <table:table-cell office:value-type="float" office:value="0.831275552368164" calcext:value-type="float">
            <text:p>0.8312755524</text:p>
          </table:table-cell>
          <table:table-cell office:value-type="float" office:value="0.78839999628067" calcext:value-type="float">
            <text:p>0.7883999963</text:p>
          </table:table-cell>
          <table:table-cell office:value-type="float" office:value="0.455170917892456" calcext:value-type="float">
            <text:p>0.4551709179</text:p>
          </table:table-cell>
          <table:table-cell office:value-type="float" office:value="0.846088531684875" calcext:value-type="float">
            <text:p>0.8460885317</text:p>
          </table:table-cell>
          <table:table-cell office:value-type="float" office:value="0.706866175079346" calcext:value-type="float">
            <text:p>0.7068661751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472489921522141" calcext:value-type="float">
            <text:p>0.4724899215</text:p>
          </table:table-cell>
          <table:table-cell office:value-type="float" office:value="0.793160512542725" calcext:value-type="float">
            <text:p>0.7931605125</text:p>
          </table:table-cell>
          <table:table-cell office:value-type="float" office:value="0.752390776062012" calcext:value-type="float">
            <text:p>0.7523907761</text:p>
          </table:table-cell>
        </table:table-row>
        <table:table-row table:style-name="ro1">
          <table:table-cell/>
          <table:table-cell office:value-type="float" office:value="0.779200000667572" calcext:value-type="float">
            <text:p>0.7792000007</text:p>
          </table:table-cell>
          <table:table-cell office:value-type="float" office:value="0.474528312301636" calcext:value-type="float">
            <text:p>0.4745283123</text:p>
          </table:table-cell>
          <table:table-cell office:value-type="float" office:value="0.761494551372528" calcext:value-type="float">
            <text:p>0.7614945514</text:p>
          </table:table-cell>
          <table:table-cell office:value-type="float" office:value="0.815602251720428" calcext:value-type="float">
            <text:p>0.8156022517</text:p>
          </table:table-cell>
          <table:table-cell office:value-type="float" office:value="0.776399994945526" calcext:value-type="float">
            <text:p>0.7763999949</text:p>
          </table:table-cell>
          <table:table-cell office:value-type="float" office:value="0.473363657569885" calcext:value-type="float">
            <text:p>0.4733636576</text:p>
          </table:table-cell>
          <table:table-cell office:value-type="float" office:value="0.802234592056274" calcext:value-type="float">
            <text:p>0.8022345921</text:p>
          </table:table-cell>
          <table:table-cell office:value-type="float" office:value="0.735373879623413" calcext:value-type="float">
            <text:p>0.7353738796</text:p>
          </table:table-cell>
          <table:table-cell office:value-type="float" office:value="0.787199997138977" calcext:value-type="float">
            <text:p>0.7871999971</text:p>
          </table:table-cell>
          <table:table-cell office:value-type="float" office:value="0.455414963150024" calcext:value-type="float">
            <text:p>0.4554149632</text:p>
          </table:table-cell>
          <table:table-cell office:value-type="float" office:value="0.781589941215515" calcext:value-type="float">
            <text:p>0.7815899412</text:p>
          </table:table-cell>
          <table:table-cell office:value-type="float" office:value="0.800578307342529" calcext:value-type="float">
            <text:p>0.8005783073</text:p>
          </table:table-cell>
          <table:table-cell office:value-type="float" office:value="0.789999997615814" calcext:value-type="float">
            <text:p>0.7899999976</text:p>
          </table:table-cell>
          <table:table-cell office:value-type="float" office:value="0.460427408504486" calcext:value-type="float">
            <text:p>0.4604274085</text:p>
          </table:table-cell>
          <table:table-cell office:value-type="float" office:value="0.808178437328339" calcext:value-type="float">
            <text:p>0.8081784373</text:p>
          </table:table-cell>
          <table:table-cell office:value-type="float" office:value="0.761929398918152" calcext:value-type="float">
            <text:p>0.7619293989</text:p>
          </table:table-cell>
          <table:table-cell office:value-type="float" office:value="0.796400002002716" calcext:value-type="float">
            <text:p>0.796400002</text:p>
          </table:table-cell>
          <table:table-cell office:value-type="float" office:value="0.445031639814377" calcext:value-type="float">
            <text:p>0.4450316398</text:p>
          </table:table-cell>
          <table:table-cell office:value-type="float" office:value="0.798846129703522" calcext:value-type="float">
            <text:p>0.7988461297</text:p>
          </table:table-cell>
          <table:table-cell office:value-type="float" office:value="0.793881317329407" calcext:value-type="float">
            <text:p>0.7938813173</text:p>
          </table:table-cell>
          <table:table-cell office:value-type="float" office:value="0.789200004196167" calcext:value-type="float">
            <text:p>0.7892000042</text:p>
          </table:table-cell>
          <table:table-cell office:value-type="float" office:value="0.481339771556854" calcext:value-type="float">
            <text:p>0.4813397716</text:p>
          </table:table-cell>
          <table:table-cell office:value-type="float" office:value="0.745465316772461" calcext:value-type="float">
            <text:p>0.7454653168</text:p>
          </table:table-cell>
          <table:table-cell office:value-type="float" office:value="0.881096210289001" calcext:value-type="float">
            <text:p>0.8810962103</text:p>
          </table:table-cell>
          <table:table-cell office:value-type="float" office:value="0.779600004196167" calcext:value-type="float">
            <text:p>0.7796000042</text:p>
          </table:table-cell>
          <table:table-cell office:value-type="float" office:value="0.472183403682709" calcext:value-type="float">
            <text:p>0.4721834037</text:p>
          </table:table-cell>
          <table:table-cell office:value-type="float" office:value="0.823719145679474" calcext:value-type="float">
            <text:p>0.8237191457</text:p>
          </table:table-cell>
          <table:table-cell office:value-type="float" office:value="0.71392600107193" calcext:value-type="float">
            <text:p>0.7139260011</text:p>
          </table:table-cell>
        </table:table-row>
        <table:table-row table:style-name="ro1">
          <table:table-cell/>
          <table:table-cell office:value-type="float" office:value="0.776399997806549" calcext:value-type="float">
            <text:p>0.7763999978</text:p>
          </table:table-cell>
          <table:table-cell office:value-type="float" office:value="0.468261383628845" calcext:value-type="float">
            <text:p>0.4682613836</text:p>
          </table:table-cell>
          <table:table-cell office:value-type="float" office:value="0.769378397655487" calcext:value-type="float">
            <text:p>0.7693783977</text:p>
          </table:table-cell>
          <table:table-cell office:value-type="float" office:value="0.793164754962921" calcext:value-type="float">
            <text:p>0.793164755</text:p>
          </table:table-cell>
          <table:table-cell office:value-type="float" office:value="0.780400002861023" calcext:value-type="float">
            <text:p>0.7804000029</text:p>
          </table:table-cell>
          <table:table-cell office:value-type="float" office:value="0.471962724113465" calcext:value-type="float">
            <text:p>0.4719627241</text:p>
          </table:table-cell>
          <table:table-cell office:value-type="float" office:value="0.749551876544952" calcext:value-type="float">
            <text:p>0.7495518765</text:p>
          </table:table-cell>
          <table:table-cell office:value-type="float" office:value="0.843814506912231" calcext:value-type="float">
            <text:p>0.8438145069</text:p>
          </table:table-cell>
          <table:table-cell office:value-type="float" office:value="0.791599999332428" calcext:value-type="float">
            <text:p>0.7915999993</text:p>
          </table:table-cell>
          <table:table-cell office:value-type="float" office:value="0.450317544937134" calcext:value-type="float">
            <text:p>0.4503175449</text:p>
          </table:table-cell>
          <table:table-cell office:value-type="float" office:value="0.781665576648712" calcext:value-type="float">
            <text:p>0.7816655766</text:p>
          </table:table-cell>
          <table:table-cell office:value-type="float" office:value="0.812252718830109" calcext:value-type="float">
            <text:p>0.8122527188</text:p>
          </table:table-cell>
          <table:table-cell office:value-type="float" office:value="0.789199994754791" calcext:value-type="float">
            <text:p>0.7891999948</text:p>
          </table:table-cell>
          <table:table-cell office:value-type="float" office:value="0.453445485401154" calcext:value-type="float">
            <text:p>0.4534454854</text:p>
          </table:table-cell>
          <table:table-cell office:value-type="float" office:value="0.792499738502502" calcext:value-type="float">
            <text:p>0.7924997385</text:p>
          </table:table-cell>
          <table:table-cell office:value-type="float" office:value="0.785552091121674" calcext:value-type="float">
            <text:p>0.7855520911</text:p>
          </table:table-cell>
          <table:table-cell office:value-type="float" office:value="0.789599995613098" calcext:value-type="float">
            <text:p>0.7895999956</text:p>
          </table:table-cell>
          <table:table-cell office:value-type="float" office:value="0.565935916996002" calcext:value-type="float">
            <text:p>0.565935917</text:p>
          </table:table-cell>
          <table:table-cell office:value-type="float" office:value="0.747265612125397" calcext:value-type="float">
            <text:p>0.7472656121</text:p>
          </table:table-cell>
          <table:table-cell office:value-type="float" office:value="0.878095868492126" calcext:value-type="float">
            <text:p>0.8780958685</text:p>
          </table:table-cell>
          <table:table-cell office:value-type="float" office:value="0.78399999628067" calcext:value-type="float">
            <text:p>0.7839999963</text:p>
          </table:table-cell>
          <table:table-cell office:value-type="float" office:value="0.501809499835968" calcext:value-type="float">
            <text:p>0.5018094998</text:p>
          </table:table-cell>
          <table:table-cell office:value-type="float" office:value="0.831519382095337" calcext:value-type="float">
            <text:p>0.8315193821</text:p>
          </table:table-cell>
          <table:table-cell office:value-type="float" office:value="0.715357529258728" calcext:value-type="float">
            <text:p>0.7153575293</text:p>
          </table:table-cell>
          <table:table-cell office:value-type="float" office:value="0.78559999628067" calcext:value-type="float">
            <text:p>0.7855999963</text:p>
          </table:table-cell>
          <table:table-cell office:value-type="float" office:value="0.458105873155594" calcext:value-type="float">
            <text:p>0.4581058732</text:p>
          </table:table-cell>
          <table:table-cell office:value-type="float" office:value="0.774729758167267" calcext:value-type="float">
            <text:p>0.7747297582</text:p>
          </table:table-cell>
          <table:table-cell office:value-type="float" office:value="0.807350064086914" calcext:value-type="float">
            <text:p>0.8073500641</text:p>
          </table:table-cell>
        </table:table-row>
        <table:table-row table:style-name="ro1">
          <table:table-cell/>
          <table:table-cell office:value-type="float" office:value="0.7708" calcext:value-type="float">
            <text:p>0.7708</text:p>
          </table:table-cell>
          <table:table-cell office:value-type="float" office:value="0.477070623874664" calcext:value-type="float">
            <text:p>0.4770706239</text:p>
          </table:table-cell>
          <table:table-cell office:value-type="float" office:value="0.81521051530838" calcext:value-type="float">
            <text:p>0.8152105153</text:p>
          </table:table-cell>
          <table:table-cell office:value-type="float" office:value="0.701500914382935" calcext:value-type="float">
            <text:p>0.7015009144</text:p>
          </table:table-cell>
          <table:table-cell office:value-type="float" office:value="0.791599999809265" calcext:value-type="float">
            <text:p>0.7915999998</text:p>
          </table:table-cell>
          <table:table-cell office:value-type="float" office:value="0.457028640365601" calcext:value-type="float">
            <text:p>0.4570286404</text:p>
          </table:table-cell>
          <table:table-cell office:value-type="float" office:value="0.785702246284485" calcext:value-type="float">
            <text:p>0.7857022463</text:p>
          </table:table-cell>
          <table:table-cell office:value-type="float" office:value="0.804306709861755" calcext:value-type="float">
            <text:p>0.8043067099</text:p>
          </table:table-cell>
          <table:table-cell office:value-type="float" office:value="0.793200002861023" calcext:value-type="float">
            <text:p>0.7932000029</text:p>
          </table:table-cell>
          <table:table-cell office:value-type="float" office:value="0.455874915218353" calcext:value-type="float">
            <text:p>0.4558749152</text:p>
          </table:table-cell>
          <table:table-cell office:value-type="float" office:value="0.759673794269562" calcext:value-type="float">
            <text:p>0.7596737943</text:p>
          </table:table-cell>
          <table:table-cell office:value-type="float" office:value="0.860943064785004" calcext:value-type="float">
            <text:p>0.8609430648</text:p>
          </table:table-cell>
          <table:table-cell office:value-type="float" office:value="0.78799999628067" calcext:value-type="float">
            <text:p>0.7879999963</text:p>
          </table:table-cell>
          <table:table-cell office:value-type="float" office:value="0.450217620038986" calcext:value-type="float">
            <text:p>0.45021762</text:p>
          </table:table-cell>
          <table:table-cell office:value-type="float" office:value="0.781126804065704" calcext:value-type="float">
            <text:p>0.7811268041</text:p>
          </table:table-cell>
          <table:table-cell office:value-type="float" office:value="0.802890518188477" calcext:value-type="float">
            <text:p>0.8028905182</text:p>
          </table:table-cell>
          <table:table-cell office:value-type="float" office:value="0.78559999628067" calcext:value-type="float">
            <text:p>0.7855999963</text:p>
          </table:table-cell>
          <table:table-cell office:value-type="float" office:value="0.641315596961975" calcext:value-type="float">
            <text:p>0.641315597</text:p>
          </table:table-cell>
          <table:table-cell office:value-type="float" office:value="0.77761525144577" calcext:value-type="float">
            <text:p>0.7776152514</text:p>
          </table:table-cell>
          <table:table-cell office:value-type="float" office:value="0.800659029197693" calcext:value-type="float">
            <text:p>0.8006590292</text:p>
          </table:table-cell>
          <table:table-cell office:value-type="float" office:value="0.783600004196167" calcext:value-type="float">
            <text:p>0.7836000042</text:p>
          </table:table-cell>
          <table:table-cell office:value-type="float" office:value="0.591797270011902" calcext:value-type="float">
            <text:p>0.59179727</text:p>
          </table:table-cell>
          <table:table-cell office:value-type="float" office:value="0.782646950721741" calcext:value-type="float">
            <text:p>0.7826469507</text:p>
          </table:table-cell>
          <table:table-cell office:value-type="float" office:value="0.788844146251678" calcext:value-type="float">
            <text:p>0.7888441463</text:p>
          </table:table-cell>
          <table:table-cell office:value-type="float" office:value="0.783599995613098" calcext:value-type="float">
            <text:p>0.7835999956</text:p>
          </table:table-cell>
          <table:table-cell office:value-type="float" office:value="0.457652553415298" calcext:value-type="float">
            <text:p>0.4576525534</text:p>
          </table:table-cell>
          <table:table-cell office:value-type="float" office:value="0.769982302284241" calcext:value-type="float">
            <text:p>0.7699823023</text:p>
          </table:table-cell>
          <table:table-cell office:value-type="float" office:value="0.81150422410965" calcext:value-type="float">
            <text:p>0.8115042241</text:p>
          </table:table-cell>
        </table:table-row>
        <table:table-row table:style-name="ro1">
          <table:table-cell/>
          <table:table-cell office:value-type="float" office:value="0.778000000667572" calcext:value-type="float">
            <text:p>0.7780000007</text:p>
          </table:table-cell>
          <table:table-cell office:value-type="float" office:value="0.468417187023163" calcext:value-type="float">
            <text:p>0.468417187</text:p>
          </table:table-cell>
          <table:table-cell office:value-type="float" office:value="0.809613140964508" calcext:value-type="float">
            <text:p>0.809613141</text:p>
          </table:table-cell>
          <table:table-cell office:value-type="float" office:value="0.728114304828644" calcext:value-type="float">
            <text:p>0.7281143048</text:p>
          </table:table-cell>
          <table:table-cell office:value-type="float" office:value="0.780799994945526" calcext:value-type="float">
            <text:p>0.7807999949</text:p>
          </table:table-cell>
          <table:table-cell office:value-type="float" office:value="0.460453938913345" calcext:value-type="float">
            <text:p>0.4604539389</text:p>
          </table:table-cell>
          <table:table-cell office:value-type="float" office:value="0.80819129447937" calcext:value-type="float">
            <text:p>0.8081912945</text:p>
          </table:table-cell>
          <table:table-cell office:value-type="float" office:value="0.7380272564888" calcext:value-type="float">
            <text:p>0.7380272565</text:p>
          </table:table-cell>
          <table:table-cell office:value-type="float" office:value="0.797599997806549" calcext:value-type="float">
            <text:p>0.7975999978</text:p>
          </table:table-cell>
          <table:table-cell office:value-type="float" office:value="0.445679171848297" calcext:value-type="float">
            <text:p>0.4456791718</text:p>
          </table:table-cell>
          <table:table-cell office:value-type="float" office:value="0.775417144966125" calcext:value-type="float">
            <text:p>0.775417145</text:p>
          </table:table-cell>
          <table:table-cell office:value-type="float" office:value="0.839915801525116" calcext:value-type="float">
            <text:p>0.8399158015</text:p>
          </table:table-cell>
          <table:table-cell office:value-type="float" office:value="0.787599997615814" calcext:value-type="float">
            <text:p>0.7875999976</text:p>
          </table:table-cell>
          <table:table-cell office:value-type="float" office:value="0.460931726551056" calcext:value-type="float">
            <text:p>0.4609317266</text:p>
          </table:table-cell>
          <table:table-cell office:value-type="float" office:value="0.827493509674072" calcext:value-type="float">
            <text:p>0.8274935097</text:p>
          </table:table-cell>
          <table:table-cell office:value-type="float" office:value="0.72864575958252" calcext:value-type="float">
            <text:p>0.7286457596</text:p>
          </table:table-cell>
          <table:table-cell office:value-type="float" office:value="0.778400004863739" calcext:value-type="float">
            <text:p>0.7784000049</text:p>
          </table:table-cell>
          <table:table-cell office:value-type="float" office:value="0.821019949626923" calcext:value-type="float">
            <text:p>0.8210199496</text:p>
          </table:table-cell>
          <table:table-cell office:value-type="float" office:value="0.791778617954254" calcext:value-type="float">
            <text:p>0.791778618</text:p>
          </table:table-cell>
          <table:table-cell office:value-type="float" office:value="0.75587108335495" calcext:value-type="float">
            <text:p>0.7558710834</text:p>
          </table:table-cell>
          <table:table-cell office:value-type="float" office:value="0.779200004863739" calcext:value-type="float">
            <text:p>0.7792000049</text:p>
          </table:table-cell>
          <table:table-cell office:value-type="float" office:value="0.619495067310333" calcext:value-type="float">
            <text:p>0.6194950673</text:p>
          </table:table-cell>
          <table:table-cell office:value-type="float" office:value="0.802961114788055" calcext:value-type="float">
            <text:p>0.8029611148</text:p>
          </table:table-cell>
          <table:table-cell office:value-type="float" office:value="0.74364374666214" calcext:value-type="float">
            <text:p>0.7436437467</text:p>
          </table:table-cell>
          <table:table-cell office:value-type="float" office:value="0.78079999628067" calcext:value-type="float">
            <text:p>0.7807999963</text:p>
          </table:table-cell>
          <table:table-cell office:value-type="float" office:value="0.45761126332283" calcext:value-type="float">
            <text:p>0.4576112633</text:p>
          </table:table-cell>
          <table:table-cell office:value-type="float" office:value="0.801680737495422" calcext:value-type="float">
            <text:p>0.8016807375</text:p>
          </table:table-cell>
          <table:table-cell office:value-type="float" office:value="0.748562143325806" calcext:value-type="float">
            <text:p>0.7485621433</text:p>
          </table:table-cell>
        </table:table-row>
        <table:table-row table:style-name="ro1">
          <table:table-cell/>
          <table:table-cell office:value-type="float" office:value="0.786400002861023" calcext:value-type="float">
            <text:p>0.7864000029</text:p>
          </table:table-cell>
          <table:table-cell office:value-type="float" office:value="0.459824185752869" calcext:value-type="float">
            <text:p>0.4598241858</text:p>
          </table:table-cell>
          <table:table-cell office:value-type="float" office:value="0.784064933681488" calcext:value-type="float">
            <text:p>0.7840649337</text:p>
          </table:table-cell>
          <table:table-cell office:value-type="float" office:value="0.792218608570099" calcext:value-type="float">
            <text:p>0.7922186086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452547499656677" calcext:value-type="float">
            <text:p>0.4525474997</text:p>
          </table:table-cell>
          <table:table-cell office:value-type="float" office:value="0.790583011341095" calcext:value-type="float">
            <text:p>0.7905830113</text:p>
          </table:table-cell>
          <table:table-cell office:value-type="float" office:value="0.78707184085846" calcext:value-type="float">
            <text:p>0.7870718409</text:p>
          </table:table-cell>
          <table:table-cell office:value-type="float" office:value="0.799599995613098" calcext:value-type="float">
            <text:p>0.7995999956</text:p>
          </table:table-cell>
          <table:table-cell office:value-type="float" office:value="0.444370581436157" calcext:value-type="float">
            <text:p>0.4443705814</text:p>
          </table:table-cell>
          <table:table-cell office:value-type="float" office:value="0.813539273929596" calcext:value-type="float">
            <text:p>0.8135392739</text:p>
          </table:table-cell>
          <table:table-cell office:value-type="float" office:value="0.778528254699707" calcext:value-type="float">
            <text:p>0.7785282547</text:p>
          </table:table-cell>
          <table:table-cell office:value-type="float" office:value="0.788800002670288" calcext:value-type="float">
            <text:p>0.7888000027</text:p>
          </table:table-cell>
          <table:table-cell office:value-type="float" office:value="0.449654168367386" calcext:value-type="float">
            <text:p>0.4496541684</text:p>
          </table:table-cell>
          <table:table-cell office:value-type="float" office:value="0.805322517585754" calcext:value-type="float">
            <text:p>0.8053225176</text:p>
          </table:table-cell>
          <table:table-cell office:value-type="float" office:value="0.763692885112762" calcext:value-type="float">
            <text:p>0.7636928851</text:p>
          </table:table-cell>
          <table:table-cell office:value-type="float" office:value="0.776400002002716" calcext:value-type="float">
            <text:p>0.776400002</text:p>
          </table:table-cell>
          <table:table-cell office:value-type="float" office:value="1.02159972934723" calcext:value-type="float">
            <text:p>1.0215997293</text:p>
          </table:table-cell>
          <table:table-cell office:value-type="float" office:value="0.783318450069427" calcext:value-type="float">
            <text:p>0.7833184501</text:p>
          </table:table-cell>
          <table:table-cell office:value-type="float" office:value="0.764764383602142" calcext:value-type="float">
            <text:p>0.7647643836</text:p>
          </table:table-cell>
          <table:table-cell office:value-type="float" office:value="0.773200003528595" calcext:value-type="float">
            <text:p>0.7732000035</text:p>
          </table:table-cell>
          <table:table-cell office:value-type="float" office:value="0.759287306404114" calcext:value-type="float">
            <text:p>0.7592873064</text:p>
          </table:table-cell>
          <table:table-cell office:value-type="float" office:value="0.775313327407837" calcext:value-type="float">
            <text:p>0.7753133274</text:p>
          </table:table-cell>
          <table:table-cell office:value-type="float" office:value="0.772504019832611" calcext:value-type="float">
            <text:p>0.7725040198</text:p>
          </table:table-cell>
          <table:table-cell office:value-type="float" office:value="0.787999999809265" calcext:value-type="float">
            <text:p>0.7879999998</text:p>
          </table:table-cell>
          <table:table-cell office:value-type="float" office:value="0.45668419303894" calcext:value-type="float">
            <text:p>0.456684193</text:p>
          </table:table-cell>
          <table:table-cell office:value-type="float" office:value="0.79082626247406" calcext:value-type="float">
            <text:p>0.7908262625</text:p>
          </table:table-cell>
          <table:table-cell office:value-type="float" office:value="0.785467518234253" calcext:value-type="float">
            <text:p>0.7854675182</text:p>
          </table:table-cell>
        </table:table-row>
        <table:table-row table:style-name="ro1">
          <table:table-cell/>
          <table:table-cell office:value-type="float" office:value="0.7784" calcext:value-type="float">
            <text:p>0.7784</text:p>
          </table:table-cell>
          <table:table-cell office:value-type="float" office:value="0.466841188430786" calcext:value-type="float">
            <text:p>0.4668411884</text:p>
          </table:table-cell>
          <table:table-cell office:value-type="float" office:value="0.793783891296387" calcext:value-type="float">
            <text:p>0.7937838913</text:p>
          </table:table-cell>
          <table:table-cell office:value-type="float" office:value="0.753294282054901" calcext:value-type="float">
            <text:p>0.7532942821</text:p>
          </table:table-cell>
          <table:table-cell office:value-type="float" office:value="0.794799999141693" calcext:value-type="float">
            <text:p>0.7947999991</text:p>
          </table:table-cell>
          <table:table-cell office:value-type="float" office:value="0.449427955293655" calcext:value-type="float">
            <text:p>0.4494279553</text:p>
          </table:table-cell>
          <table:table-cell office:value-type="float" office:value="0.796013678073883" calcext:value-type="float">
            <text:p>0.7960136781</text:p>
          </table:table-cell>
          <table:table-cell office:value-type="float" office:value="0.793442216300964" calcext:value-type="float">
            <text:p>0.7934422163</text:p>
          </table:table-cell>
          <table:table-cell office:value-type="float" office:value="0.795200003528595" calcext:value-type="float">
            <text:p>0.7952000035</text:p>
          </table:table-cell>
          <table:table-cell office:value-type="float" office:value="0.444083299732208" calcext:value-type="float">
            <text:p>0.4440832997</text:p>
          </table:table-cell>
          <table:table-cell office:value-type="float" office:value="0.804827342414856" calcext:value-type="float">
            <text:p>0.8048273424</text:p>
          </table:table-cell>
          <table:table-cell office:value-type="float" office:value="0.780996806812286" calcext:value-type="float">
            <text:p>0.7809968068</text:p>
          </table:table-cell>
          <table:table-cell office:value-type="float" office:value="0.787200001335144" calcext:value-type="float">
            <text:p>0.7872000013</text:p>
          </table:table-cell>
          <table:table-cell office:value-type="float" office:value="0.470599476718903" calcext:value-type="float">
            <text:p>0.4705994767</text:p>
          </table:table-cell>
          <table:table-cell office:value-type="float" office:value="0.752145976352692" calcext:value-type="float">
            <text:p>0.7521459764</text:p>
          </table:table-cell>
          <table:table-cell office:value-type="float" office:value="0.857402236747742" calcext:value-type="float">
            <text:p>0.8574022367</text:p>
          </table:table-cell>
          <table:table-cell office:value-type="float" office:value="0.771599998474121" calcext:value-type="float">
            <text:p>0.7715999985</text:p>
          </table:table-cell>
          <table:table-cell office:value-type="float" office:value="1.1494344877243" calcext:value-type="float">
            <text:p>1.1494344877</text:p>
          </table:table-cell>
          <table:table-cell office:value-type="float" office:value="0.782932923030853" calcext:value-type="float">
            <text:p>0.782932923</text:p>
          </table:table-cell>
          <table:table-cell office:value-type="float" office:value="0.75297030210495" calcext:value-type="float">
            <text:p>0.7529703021</text:p>
          </table:table-cell>
          <table:table-cell office:value-type="float" office:value="0.765600001335144" calcext:value-type="float">
            <text:p>0.7656000013</text:p>
          </table:table-cell>
          <table:table-cell office:value-type="float" office:value="0.925286674022675" calcext:value-type="float">
            <text:p>0.925286674</text:p>
          </table:table-cell>
          <table:table-cell office:value-type="float" office:value="0.793525821018219" calcext:value-type="float">
            <text:p>0.793525821</text:p>
          </table:table-cell>
          <table:table-cell office:value-type="float" office:value="0.720341731262207" calcext:value-type="float">
            <text:p>0.7203417313</text:p>
          </table:table-cell>
          <table:table-cell office:value-type="float" office:value="0.783599994754791" calcext:value-type="float">
            <text:p>0.7835999948</text:p>
          </table:table-cell>
          <table:table-cell office:value-type="float" office:value="0.467582483243942" calcext:value-type="float">
            <text:p>0.4675824832</text:p>
          </table:table-cell>
          <table:table-cell office:value-type="float" office:value="0.820529486942291" calcext:value-type="float">
            <text:p>0.8205294869</text:p>
          </table:table-cell>
          <table:table-cell office:value-type="float" office:value="0.726254868602753" calcext:value-type="float">
            <text:p>0.726254868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Mismatch</text:p>
          </table:table-cell>
          <table:table-cell office:value-type="float" office:value="0.2788" calcext:value-type="float">
            <text:p>0.2788</text:p>
          </table:table-cell>
          <table:table-cell table:number-columns-repeated="3"/>
          <table:table-cell office:value-type="float" office:value="0.0348" calcext:value-type="float">
            <text:p>0.0348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table:number-columns-repeated="3"/>
          <table:table-cell office:value-type="float" office:value="0.0276" calcext:value-type="float">
            <text:p>0.0276</text:p>
          </table:table-cell>
          <table:table-cell table:number-columns-repeated="3"/>
          <table:table-cell office:value-type="float" office:value="0.07633" calcext:value-type="float">
            <text:p>0.07633</text:p>
          </table:table-cell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9"/>
          <table:table-cell office:value-type="float" office:value="0.8062" calcext:value-type="float">
            <text:p>0.8062</text:p>
          </table:table-cell>
          <table:table-cell office:value-type="float" office:value="0.440111993980408" calcext:value-type="float">
            <text:p>0.440111994</text:p>
          </table:table-cell>
          <table:table-cell office:value-type="float" office:value="0.820478866958618" calcext:value-type="float">
            <text:p>0.820478867</text:p>
          </table:table-cell>
          <table:table-cell office:value-type="float" office:value="0.783249289321899" calcext:value-type="float">
            <text:p>0.7832492893</text:p>
          </table:table-cell>
          <table:table-cell table:number-columns-repeated="4"/>
          <table:table-cell office:value-type="float" office:value="0.8168" calcext:value-type="float">
            <text:p>0.8168</text:p>
          </table:table-cell>
          <table:table-cell office:value-type="float" office:value="0.416635010099411" calcext:value-type="float">
            <text:p>0.4166350101</text:p>
          </table:table-cell>
          <table:table-cell office:value-type="float" office:value="0.79671411895752" calcext:value-type="float">
            <text:p>0.796714119</text:p>
          </table:table-cell>
          <table:table-cell office:value-type="float" office:value="0.849574451065064" calcext:value-type="float">
            <text:p>0.849574451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81545" calcext:value-type="float">
            <text:p>0.81545</text:p>
          </table:table-cell>
          <table:table-cell office:value-type="float" office:value="0.425683464813232" calcext:value-type="float">
            <text:p>0.4256834648</text:p>
          </table:table-cell>
          <table:table-cell office:value-type="float" office:value="0.810864938640595" calcext:value-type="float">
            <text:p>0.8108649386</text:p>
          </table:table-cell>
          <table:table-cell office:value-type="float" office:value="0.822276178264618" calcext:value-type="float">
            <text:p>0.8222761783</text:p>
          </table:table-cell>
          <table:table-cell table:number-columns-repeated="4"/>
          <table:table-cell office:value-type="float" office:value="0.81555" calcext:value-type="float">
            <text:p>0.81555</text:p>
          </table:table-cell>
          <table:table-cell office:value-type="float" office:value="0.420098521995544" calcext:value-type="float">
            <text:p>0.420098522</text:p>
          </table:table-cell>
          <table:table-cell office:value-type="float" office:value="0.84221723241806" calcext:value-type="float">
            <text:p>0.8422172324</text:p>
          </table:table-cell>
          <table:table-cell office:value-type="float" office:value="0.776102696704865" calcext:value-type="float">
            <text:p>0.776102696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81825" calcext:value-type="float">
            <text:p>0.81825</text:p>
          </table:table-cell>
          <table:table-cell office:value-type="float" office:value="0.420382441139221" calcext:value-type="float">
            <text:p>0.4203824411</text:p>
          </table:table-cell>
          <table:table-cell office:value-type="float" office:value="0.810428647136688" calcext:value-type="float">
            <text:p>0.8104286471</text:p>
          </table:table-cell>
          <table:table-cell office:value-type="float" office:value="0.830226556682587" calcext:value-type="float">
            <text:p>0.8302265567</text:p>
          </table:table-cell>
          <table:table-cell table:number-columns-repeated="4"/>
          <table:table-cell office:value-type="float" office:value="0.81165" calcext:value-type="float">
            <text:p>0.81165</text:p>
          </table:table-cell>
          <table:table-cell office:value-type="float" office:value="0.429803220844269" calcext:value-type="float">
            <text:p>0.4298032208</text:p>
          </table:table-cell>
          <table:table-cell office:value-type="float" office:value="0.828884587097168" calcext:value-type="float">
            <text:p>0.8288845871</text:p>
          </table:table-cell>
          <table:table-cell office:value-type="float" office:value="0.785066228294373" calcext:value-type="float">
            <text:p>0.785066228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8162" calcext:value-type="float">
            <text:p>0.8162</text:p>
          </table:table-cell>
          <table:table-cell office:value-type="float" office:value="0.419877361297607" calcext:value-type="float">
            <text:p>0.4198773613</text:p>
          </table:table-cell>
          <table:table-cell office:value-type="float" office:value="0.822420640850067" calcext:value-type="float">
            <text:p>0.8224206409</text:p>
          </table:table-cell>
          <table:table-cell office:value-type="float" office:value="0.80607683134079" calcext:value-type="float">
            <text:p>0.8060768313</text:p>
          </table:table-cell>
          <table:table-cell table:number-columns-repeated="4"/>
          <table:table-cell office:value-type="float" office:value="0.80275" calcext:value-type="float">
            <text:p>0.80275</text:p>
          </table:table-cell>
          <table:table-cell office:value-type="float" office:value="0.45656958322525" calcext:value-type="float">
            <text:p>0.4565695832</text:p>
          </table:table-cell>
          <table:table-cell office:value-type="float" office:value="0.823877749633789" calcext:value-type="float">
            <text:p>0.8238777496</text:p>
          </table:table-cell>
          <table:table-cell office:value-type="float" office:value="0.769525516223908" calcext:value-type="float">
            <text:p>0.769525516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8208" calcext:value-type="float">
            <text:p>0.8208</text:p>
          </table:table-cell>
          <table:table-cell office:value-type="float" office:value="0.415716544866562" calcext:value-type="float">
            <text:p>0.4157165449</text:p>
          </table:table-cell>
          <table:table-cell office:value-type="float" office:value="0.81792205657959" calcext:value-type="float">
            <text:p>0.8179220566</text:p>
          </table:table-cell>
          <table:table-cell office:value-type="float" office:value="0.824840680217743" calcext:value-type="float">
            <text:p>0.8248406802</text:p>
          </table:table-cell>
          <table:table-cell table:number-columns-repeated="4"/>
          <table:table-cell office:value-type="float" office:value="0.7991" calcext:value-type="float">
            <text:p>0.7991</text:p>
          </table:table-cell>
          <table:table-cell office:value-type="float" office:value="0.523124076747894" calcext:value-type="float">
            <text:p>0.5231240767</text:p>
          </table:table-cell>
          <table:table-cell office:value-type="float" office:value="0.783553123378754" calcext:value-type="float">
            <text:p>0.7835531234</text:p>
          </table:table-cell>
          <table:table-cell office:value-type="float" office:value="0.825762274456024" calcext:value-type="float">
            <text:p>0.825762274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8185" calcext:value-type="float">
            <text:p>0.8185</text:p>
          </table:table-cell>
          <table:table-cell office:value-type="float" office:value="0.418451353502274" calcext:value-type="float">
            <text:p>0.4184513535</text:p>
          </table:table-cell>
          <table:table-cell office:value-type="float" office:value="0.79238512468338" calcext:value-type="float">
            <text:p>0.7923851247</text:p>
          </table:table-cell>
          <table:table-cell office:value-type="float" office:value="0.862525193977356" calcext:value-type="float">
            <text:p>0.862525194</text:p>
          </table:table-cell>
          <table:table-cell table:number-columns-repeated="4"/>
          <table:table-cell office:value-type="float" office:value="0.79045" calcext:value-type="float">
            <text:p>0.79045</text:p>
          </table:table-cell>
          <table:table-cell office:value-type="float" office:value="0.577919545173645" calcext:value-type="float">
            <text:p>0.5779195452</text:p>
          </table:table-cell>
          <table:table-cell office:value-type="float" office:value="0.78936106710434" calcext:value-type="float">
            <text:p>0.7893610671</text:p>
          </table:table-cell>
          <table:table-cell office:value-type="float" office:value="0.791500618267059" calcext:value-type="float">
            <text:p>0.791500618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81665" calcext:value-type="float">
            <text:p>0.81665</text:p>
          </table:table-cell>
          <table:table-cell office:value-type="float" office:value="0.420960621213913" calcext:value-type="float">
            <text:p>0.4209606212</text:p>
          </table:table-cell>
          <table:table-cell office:value-type="float" office:value="0.783605633449554" calcext:value-type="float">
            <text:p>0.7836056334</text:p>
          </table:table-cell>
          <table:table-cell office:value-type="float" office:value="0.874028685283661" calcext:value-type="float">
            <text:p>0.8740286853</text:p>
          </table:table-cell>
          <table:table-cell table:number-columns-repeated="4"/>
          <table:table-cell office:value-type="float" office:value="0.77245" calcext:value-type="float">
            <text:p>0.77245</text:p>
          </table:table-cell>
          <table:table-cell office:value-type="float" office:value="0.682905004119873" calcext:value-type="float">
            <text:p>0.6829050041</text:p>
          </table:table-cell>
          <table:table-cell office:value-type="float" office:value="0.79566336517334" calcext:value-type="float">
            <text:p>0.7956633652</text:p>
          </table:table-cell>
          <table:table-cell office:value-type="float" office:value="0.732571518516541" calcext:value-type="float">
            <text:p>0.732571518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8192" calcext:value-type="float">
            <text:p>0.8192</text:p>
          </table:table-cell>
          <table:table-cell office:value-type="float" office:value="0.413747236919403" calcext:value-type="float">
            <text:p>0.4137472369</text:p>
          </table:table-cell>
          <table:table-cell office:value-type="float" office:value="0.803616934204102" calcext:value-type="float">
            <text:p>0.8036169342</text:p>
          </table:table-cell>
          <table:table-cell office:value-type="float" office:value="0.844368779277801" calcext:value-type="float">
            <text:p>0.8443687793</text:p>
          </table:table-cell>
          <table:table-cell table:number-columns-repeated="4"/>
          <table:table-cell office:value-type="float" office:value="0.77925" calcext:value-type="float">
            <text:p>0.77925</text:p>
          </table:table-cell>
          <table:table-cell office:value-type="float" office:value="0.804365631103516" calcext:value-type="float">
            <text:p>0.8043656311</text:p>
          </table:table-cell>
          <table:table-cell office:value-type="float" office:value="0.762268555164337" calcext:value-type="float">
            <text:p>0.7622685552</text:p>
          </table:table-cell>
          <table:table-cell office:value-type="float" office:value="0.811231947803497" calcext:value-type="float">
            <text:p>0.8112319478</text:p>
          </table:table-cell>
          <table:table-cell table:number-columns-repeated="8"/>
        </table:table-row>
        <table:table-row table:style-name="ro1" table:number-rows-repeated="6">
          <table:table-cell table:number-columns-repeated="29"/>
        </table:table-row>
        <table:table-row table:style-name="ro1">
          <table:table-cell/>
          <table:table-cell office:value-type="string" calcext:value-type="string">
            <text:p>Glove 6B</text:p>
          </table:table-cell>
          <table:table-cell office:value-type="string" calcext:value-type="string">
            <text:p>Glove 6B_preprocessed</text:p>
          </table:table-cell>
          <table:table-cell office:value-type="string" calcext:value-type="string">
            <text:p>Glove 42B.300D</text:p>
          </table:table-cell>
          <table:table-cell office:value-type="string" calcext:value-type="string">
            <text:p>Glove Twitter 27B 200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with dropouts</text:p>
          </table:table-cell>
          <table:table-cell office:value-type="string" calcext:value-type="string">
            <text:p>Google New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arge 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9600001525879" calcext:value-type="float">
            <text:p>0.7596000015</text:p>
          </table:table-cell>
          <table:table-cell office:value-type="float" office:value="0.761999999332428" calcext:value-type="float">
            <text:p>0.7619999993</text:p>
          </table:table-cell>
          <table:table-cell office:value-type="float" office:value="0.768799999332428" calcext:value-type="float">
            <text:p>0.7687999993</text:p>
          </table:table-cell>
          <table:table-cell office:value-type="float" office:value="0.764000002193451" calcext:value-type="float">
            <text:p>0.7640000022</text:p>
          </table:table-cell>
          <table:table-cell office:value-type="float" office:value="0.791599998474121" calcext:value-type="float">
            <text:p>0.7915999985</text:p>
          </table:table-cell>
          <table:table-cell office:value-type="float" office:value="0.800400004196167" calcext:value-type="float">
            <text:p>0.8004000042</text:p>
          </table:table-cell>
          <table:table-cell office:value-type="float" office:value="0.764799994945526" calcext:value-type="float">
            <text:p>0.7647999949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8168" calcext:value-type="float">
            <text:p>0.816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6399997138977" calcext:value-type="float">
            <text:p>0.7763999971</text:p>
          </table:table-cell>
          <table:table-cell office:value-type="float" office:value="0.775600002861023" calcext:value-type="float">
            <text:p>0.7756000029</text:p>
          </table:table-cell>
          <table:table-cell office:value-type="float" office:value="0.772800000667572" calcext:value-type="float">
            <text:p>0.7728000007</text:p>
          </table:table-cell>
          <table:table-cell office:value-type="float" office:value="0.78359999628067" calcext:value-type="float">
            <text:p>0.7835999963</text:p>
          </table:table-cell>
          <table:table-cell office:value-type="float" office:value="0.803999999141693" calcext:value-type="float">
            <text:p>0.8039999991</text:p>
          </table:table-cell>
          <table:table-cell office:value-type="float" office:value="0.78839999628067" calcext:value-type="float">
            <text:p>0.7883999963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1545" calcext:value-type="float">
            <text:p>0.81545</text:p>
          </table:table-cell>
          <table:table-cell office:value-type="float" office:value="0.81555" calcext:value-type="float">
            <text:p>0.81555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9200000667572" calcext:value-type="float">
            <text:p>0.7792000007</text:p>
          </table:table-cell>
          <table:table-cell office:value-type="float" office:value="0.776399994945526" calcext:value-type="float">
            <text:p>0.7763999949</text:p>
          </table:table-cell>
          <table:table-cell office:value-type="float" office:value="0.787199997138977" calcext:value-type="float">
            <text:p>0.7871999971</text:p>
          </table:table-cell>
          <table:table-cell office:value-type="float" office:value="0.789999997615814" calcext:value-type="float">
            <text:p>0.7899999976</text:p>
          </table:table-cell>
          <table:table-cell office:value-type="float" office:value="0.796400002002716" calcext:value-type="float">
            <text:p>0.796400002</text:p>
          </table:table-cell>
          <table:table-cell office:value-type="float" office:value="0.789200004196167" calcext:value-type="float">
            <text:p>0.7892000042</text:p>
          </table:table-cell>
          <table:table-cell office:value-type="float" office:value="0.779600004196167" calcext:value-type="float">
            <text:p>0.7796000042</text:p>
          </table:table-cell>
          <table:table-cell office:value-type="float" office:value="0.81825" calcext:value-type="float">
            <text:p>0.81825</text:p>
          </table:table-cell>
          <table:table-cell office:value-type="float" office:value="0.81165" calcext:value-type="float">
            <text:p>0.8116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6399997806549" calcext:value-type="float">
            <text:p>0.7763999978</text:p>
          </table:table-cell>
          <table:table-cell office:value-type="float" office:value="0.780400002861023" calcext:value-type="float">
            <text:p>0.7804000029</text:p>
          </table:table-cell>
          <table:table-cell office:value-type="float" office:value="0.791599999332428" calcext:value-type="float">
            <text:p>0.7915999993</text:p>
          </table:table-cell>
          <table:table-cell office:value-type="float" office:value="0.789199994754791" calcext:value-type="float">
            <text:p>0.7891999948</text:p>
          </table:table-cell>
          <table:table-cell office:value-type="float" office:value="0.789599995613098" calcext:value-type="float">
            <text:p>0.7895999956</text:p>
          </table:table-cell>
          <table:table-cell office:value-type="float" office:value="0.78399999628067" calcext:value-type="float">
            <text:p>0.7839999963</text:p>
          </table:table-cell>
          <table:table-cell office:value-type="float" office:value="0.78559999628067" calcext:value-type="float">
            <text:p>0.7855999963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80275" calcext:value-type="float">
            <text:p>0.80275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791599999809265" calcext:value-type="float">
            <text:p>0.7915999998</text:p>
          </table:table-cell>
          <table:table-cell office:value-type="float" office:value="0.793200002861023" calcext:value-type="float">
            <text:p>0.7932000029</text:p>
          </table:table-cell>
          <table:table-cell office:value-type="float" office:value="0.78799999628067" calcext:value-type="float">
            <text:p>0.7879999963</text:p>
          </table:table-cell>
          <table:table-cell office:value-type="float" office:value="0.78559999628067" calcext:value-type="float">
            <text:p>0.7855999963</text:p>
          </table:table-cell>
          <table:table-cell office:value-type="float" office:value="0.783600004196167" calcext:value-type="float">
            <text:p>0.7836000042</text:p>
          </table:table-cell>
          <table:table-cell office:value-type="float" office:value="0.783599995613098" calcext:value-type="float">
            <text:p>0.783599995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7991" calcext:value-type="float">
            <text:p>0.7991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8000000667572" calcext:value-type="float">
            <text:p>0.7780000007</text:p>
          </table:table-cell>
          <table:table-cell office:value-type="float" office:value="0.780799994945526" calcext:value-type="float">
            <text:p>0.7807999949</text:p>
          </table:table-cell>
          <table:table-cell office:value-type="float" office:value="0.797599997806549" calcext:value-type="float">
            <text:p>0.7975999978</text:p>
          </table:table-cell>
          <table:table-cell office:value-type="float" office:value="0.787599997615814" calcext:value-type="float">
            <text:p>0.7875999976</text:p>
          </table:table-cell>
          <table:table-cell office:value-type="float" office:value="0.778400004863739" calcext:value-type="float">
            <text:p>0.7784000049</text:p>
          </table:table-cell>
          <table:table-cell office:value-type="float" office:value="0.779200004863739" calcext:value-type="float">
            <text:p>0.7792000049</text:p>
          </table:table-cell>
          <table:table-cell office:value-type="float" office:value="0.78079999628067" calcext:value-type="float">
            <text:p>0.7807999963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79045" calcext:value-type="float">
            <text:p>0.79045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86400002861023" calcext:value-type="float">
            <text:p>0.7864000029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99599995613098" calcext:value-type="float">
            <text:p>0.7995999956</text:p>
          </table:table-cell>
          <table:table-cell office:value-type="float" office:value="0.788800002670288" calcext:value-type="float">
            <text:p>0.7888000027</text:p>
          </table:table-cell>
          <table:table-cell office:value-type="float" office:value="0.776400002002716" calcext:value-type="float">
            <text:p>0.776400002</text:p>
          </table:table-cell>
          <table:table-cell office:value-type="float" office:value="0.773200003528595" calcext:value-type="float">
            <text:p>0.7732000035</text:p>
          </table:table-cell>
          <table:table-cell office:value-type="float" office:value="0.787999999809265" calcext:value-type="float">
            <text:p>0.7879999998</text:p>
          </table:table-cell>
          <table:table-cell office:value-type="float" office:value="0.81665" calcext:value-type="float">
            <text:p>0.81665</text:p>
          </table:table-cell>
          <table:table-cell office:value-type="float" office:value="0.77245" calcext:value-type="float">
            <text:p>0.77245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94799999141693" calcext:value-type="float">
            <text:p>0.7947999991</text:p>
          </table:table-cell>
          <table:table-cell office:value-type="float" office:value="0.795200003528595" calcext:value-type="float">
            <text:p>0.7952000035</text:p>
          </table:table-cell>
          <table:table-cell office:value-type="float" office:value="0.787200001335144" calcext:value-type="float">
            <text:p>0.7872000013</text:p>
          </table:table-cell>
          <table:table-cell office:value-type="float" office:value="0.771599998474121" calcext:value-type="float">
            <text:p>0.7715999985</text:p>
          </table:table-cell>
          <table:table-cell office:value-type="float" office:value="0.765600001335144" calcext:value-type="float">
            <text:p>0.7656000013</text:p>
          </table:table-cell>
          <table:table-cell office:value-type="float" office:value="0.783599994754791" calcext:value-type="float">
            <text:p>0.7835999948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77925" calcext:value-type="float">
            <text:p>0.77925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09:17:29.674630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42:39.737805431</meta:creation-date>
    <dc:date>2019-01-31T12:04:21.604954962</dc:date>
    <meta:editing-duration>PT11H27M16S</meta:editing-duration>
    <meta:editing-cycles>56</meta:editing-cycles>
    <meta:generator>LibreOffice/5.1.6.2$Linux_X86_64 LibreOffice_project/10m0$Build-2</meta:generator>
    <meta:document-statistic meta:table-count="3" meta:cell-count="8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761cm" svg:height="17.851cm" xlink:href=".." xlink:type="simple" chart:class="chart:line" chart:style-name="ch1">
        <chart:legend chart:legend-position="end" svg:x="24.739cm" svg:y="6.634cm" style:legend-expansion="high" chart:style-name="ch2"/>
        <chart:plot-area chart:style-name="ch3" table:cell-range-address="'Learning curve small dataset'.B30:'Learning curve small dataset'.J38" chart:data-source-has-labels="row" svg:x="0.595cm" svg:y="0.357cm" svg:width="23.549cm" svg:height="17.137cm">
          <chartooo:coordinate-region svg:x="1.507cm" svg:y="0.557cm" svg:width="22.543cm" svg:height="16.2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arning curve small dataset'.B31:'Learning curve small dataset'.B38" chart:label-cell-address="'Learning curve small dataset'.B30:'Learning curve small dataset'.B30" chart:class="chart:line">
            <chart:data-point chart:repeated="8"/>
          </chart:series>
          <chart:series chart:style-name="ch7" chart:values-cell-range-address="'Learning curve small dataset'.C31:'Learning curve small dataset'.C38" chart:label-cell-address="'Learning curve small dataset'.C30:'Learning curve small dataset'.C30" chart:class="chart:line">
            <chart:data-point chart:repeated="8"/>
          </chart:series>
          <chart:series chart:style-name="ch8" chart:values-cell-range-address="'Learning curve small dataset'.D31:'Learning curve small dataset'.D38" chart:label-cell-address="'Learning curve small dataset'.D30:'Learning curve small dataset'.D30" chart:class="chart:line">
            <chart:data-point chart:repeated="8"/>
          </chart:series>
          <chart:series chart:style-name="ch9" chart:values-cell-range-address="'Learning curve small dataset'.E31:'Learning curve small dataset'.E38" chart:label-cell-address="'Learning curve small dataset'.E30:'Learning curve small dataset'.E30" chart:class="chart:line">
            <chart:data-point chart:repeated="8"/>
          </chart:series>
          <chart:series chart:style-name="ch10" chart:values-cell-range-address="'Learning curve small dataset'.F31:'Learning curve small dataset'.F38" chart:label-cell-address="'Learning curve small dataset'.F30:'Learning curve small dataset'.F30" chart:class="chart:line">
            <chart:data-point chart:repeated="8"/>
          </chart:series>
          <chart:series chart:style-name="ch11" chart:values-cell-range-address="'Learning curve small dataset'.G31:'Learning curve small dataset'.G38" chart:label-cell-address="'Learning curve small dataset'.G30:'Learning curve small dataset'.G30" chart:class="chart:line">
            <chart:data-point chart:repeated="8"/>
          </chart:series>
          <chart:series chart:style-name="ch12" chart:values-cell-range-address="'Learning curve small dataset'.H31:'Learning curve small dataset'.H38" chart:label-cell-address="'Learning curve small dataset'.H30:'Learning curve small dataset'.H30" chart:class="chart:line">
            <chart:data-point chart:repeated="8"/>
          </chart:series>
          <chart:series chart:style-name="ch13" chart:values-cell-range-address="'Learning curve small dataset'.I31:'Learning curve small dataset'.I38" chart:label-cell-address="'Learning curve small dataset'.I30:'Learning curve small dataset'.I30" chart:class="chart:line">
            <chart:data-point chart:repeated="8"/>
          </chart:series>
          <chart:series chart:style-name="ch14" chart:values-cell-range-address="'Learning curve small dataset'.J31:'Learning curve small dataset'.J38" chart:label-cell-address="'Learning curve small dataset'.J30:'Learning curve small dataset'.J30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6B</text:p>
                <draw:g>
                  <svg:desc>'Learning curve small dataset'.B30:'Learning curve small dataset'.B30</svg:desc>
                </draw:g>
              </table:table-cell>
              <table:table-cell office:value-type="string">
                <text:p>Glove 6B_preprocessed</text:p>
                <draw:g>
                  <svg:desc>'Learning curve small dataset'.C30:'Learning curve small dataset'.C30</svg:desc>
                </draw:g>
              </table:table-cell>
              <table:table-cell office:value-type="string">
                <text:p>Glove 42B.300D</text:p>
                <draw:g>
                  <svg:desc>'Learning curve small dataset'.D30:'Learning curve small dataset'.D30</svg:desc>
                </draw:g>
              </table:table-cell>
              <table:table-cell office:value-type="string">
                <text:p>Glove Twitter 27B 200D</text:p>
                <draw:g>
                  <svg:desc>'Learning curve small dataset'.E30:'Learning curve small dataset'.E30</svg:desc>
                </draw:g>
              </table:table-cell>
              <table:table-cell office:value-type="string">
                <text:p>No</text:p>
                <draw:g>
                  <svg:desc>'Learning curve small dataset'.F30:'Learning curve small dataset'.F30</svg:desc>
                </draw:g>
              </table:table-cell>
              <table:table-cell office:value-type="string">
                <text:p>No with dropouts</text:p>
                <draw:g>
                  <svg:desc>'Learning curve small dataset'.G30:'Learning curve small dataset'.G30</svg:desc>
                </draw:g>
              </table:table-cell>
              <table:table-cell office:value-type="string">
                <text:p>Google News</text:p>
                <draw:g>
                  <svg:desc>'Learning curve small dataset'.H30:'Learning curve small dataset'.H30</svg:desc>
                </draw:g>
              </table:table-cell>
              <table:table-cell office:value-type="string">
                <text:p>large</text:p>
                <draw:g>
                  <svg:desc>'Learning curve small dataset'.I30:'Learning curve small dataset'.I30</svg:desc>
                </draw:g>
              </table:table-cell>
              <table:table-cell office:value-type="string">
                <text:p>large no</text:p>
                <draw:g>
                  <svg:desc>'Learning curve small dataset'.J30:'Learning curve small dataset'.J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9600001525879">
                <text:p>0.759600001525879</text:p>
                <draw:g>
                  <svg:desc>'Learning curve small dataset'.B31:'Learning curve small dataset'.B38</svg:desc>
                </draw:g>
              </table:table-cell>
              <table:table-cell office:value-type="float" office:value="0.761999999332428">
                <text:p>0.761999999332428</text:p>
                <draw:g>
                  <svg:desc>'Learning curve small dataset'.C31:'Learning curve small dataset'.C38</svg:desc>
                </draw:g>
              </table:table-cell>
              <table:table-cell office:value-type="float" office:value="0.768799999332428">
                <text:p>0.768799999332428</text:p>
                <draw:g>
                  <svg:desc>'Learning curve small dataset'.D31:'Learning curve small dataset'.D38</svg:desc>
                </draw:g>
              </table:table-cell>
              <table:table-cell office:value-type="float" office:value="0.764000002193451">
                <text:p>0.764000002193451</text:p>
                <draw:g>
                  <svg:desc>'Learning curve small dataset'.E31:'Learning curve small dataset'.E38</svg:desc>
                </draw:g>
              </table:table-cell>
              <table:table-cell office:value-type="float" office:value="0.791599998474121">
                <text:p>0.791599998474121</text:p>
                <draw:g>
                  <svg:desc>'Learning curve small dataset'.F31:'Learning curve small dataset'.F38</svg:desc>
                </draw:g>
              </table:table-cell>
              <table:table-cell office:value-type="float" office:value="0.800400004196167">
                <text:p>0.800400004196167</text:p>
                <draw:g>
                  <svg:desc>'Learning curve small dataset'.G31:'Learning curve small dataset'.G38</svg:desc>
                </draw:g>
              </table:table-cell>
              <table:table-cell office:value-type="float" office:value="0.764799994945526">
                <text:p>0.764799994945526</text:p>
                <draw:g>
                  <svg:desc>'Learning curve small dataset'.H31:'Learning curve small dataset'.H38</svg:desc>
                </draw:g>
              </table:table-cell>
              <table:table-cell office:value-type="float" office:value="0.8062">
                <text:p>0.8062</text:p>
                <draw:g>
                  <svg:desc>'Learning curve small dataset'.I31:'Learning curve small dataset'.I38</svg:desc>
                </draw:g>
              </table:table-cell>
              <table:table-cell office:value-type="float" office:value="0.8168">
                <text:p>0.8168</text:p>
                <draw:g>
                  <svg:desc>'Learning curve small dataset'.J31:'Learning curve small dataset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6399997138977">
                <text:p>0.776399997138977</text:p>
              </table:table-cell>
              <table:table-cell office:value-type="float" office:value="0.775600002861023">
                <text:p>0.775600002861023</text:p>
              </table:table-cell>
              <table:table-cell office:value-type="float" office:value="0.772800000667572">
                <text:p>0.772800000667572</text:p>
              </table:table-cell>
              <table:table-cell office:value-type="float" office:value="0.78359999628067">
                <text:p>0.78359999628067</text:p>
              </table:table-cell>
              <table:table-cell office:value-type="float" office:value="0.803999999141693">
                <text:p>0.803999999141693</text:p>
              </table:table-cell>
              <table:table-cell office:value-type="float" office:value="0.78839999628067">
                <text:p>0.78839999628067</text:p>
              </table:table-cell>
              <table:table-cell office:value-type="float" office:value="0.7772">
                <text:p>0.7772</text:p>
              </table:table-cell>
              <table:table-cell office:value-type="float" office:value="0.81545">
                <text:p>0.81545</text:p>
              </table:table-cell>
              <table:table-cell office:value-type="float" office:value="0.81555">
                <text:p>0.81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9200000667572">
                <text:p>0.779200000667572</text:p>
              </table:table-cell>
              <table:table-cell office:value-type="float" office:value="0.776399994945526">
                <text:p>0.776399994945526</text:p>
              </table:table-cell>
              <table:table-cell office:value-type="float" office:value="0.787199997138977">
                <text:p>0.787199997138977</text:p>
              </table:table-cell>
              <table:table-cell office:value-type="float" office:value="0.789999997615814">
                <text:p>0.789999997615814</text:p>
              </table:table-cell>
              <table:table-cell office:value-type="float" office:value="0.796400002002716">
                <text:p>0.796400002002716</text:p>
              </table:table-cell>
              <table:table-cell office:value-type="float" office:value="0.789200004196167">
                <text:p>0.789200004196167</text:p>
              </table:table-cell>
              <table:table-cell office:value-type="float" office:value="0.779600004196167">
                <text:p>0.779600004196167</text:p>
              </table:table-cell>
              <table:table-cell office:value-type="float" office:value="0.81825">
                <text:p>0.81825</text:p>
              </table:table-cell>
              <table:table-cell office:value-type="float" office:value="0.81165">
                <text:p>0.81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6399997806549">
                <text:p>0.776399997806549</text:p>
              </table:table-cell>
              <table:table-cell office:value-type="float" office:value="0.780400002861023">
                <text:p>0.780400002861023</text:p>
              </table:table-cell>
              <table:table-cell office:value-type="float" office:value="0.791599999332428">
                <text:p>0.791599999332428</text:p>
              </table:table-cell>
              <table:table-cell office:value-type="float" office:value="0.789199994754791">
                <text:p>0.789199994754791</text:p>
              </table:table-cell>
              <table:table-cell office:value-type="float" office:value="0.789599995613098">
                <text:p>0.789599995613098</text:p>
              </table:table-cell>
              <table:table-cell office:value-type="float" office:value="0.78399999628067">
                <text:p>0.78399999628067</text:p>
              </table:table-cell>
              <table:table-cell office:value-type="float" office:value="0.78559999628067">
                <text:p>0.78559999628067</text:p>
              </table:table-cell>
              <table:table-cell office:value-type="float" office:value="0.8162">
                <text:p>0.8162</text:p>
              </table:table-cell>
              <table:table-cell office:value-type="float" office:value="0.80275">
                <text:p>0.80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08">
                <text:p>0.7708</text:p>
              </table:table-cell>
              <table:table-cell office:value-type="float" office:value="0.791599999809265">
                <text:p>0.791599999809265</text:p>
              </table:table-cell>
              <table:table-cell office:value-type="float" office:value="0.793200002861023">
                <text:p>0.793200002861023</text:p>
              </table:table-cell>
              <table:table-cell office:value-type="float" office:value="0.78799999628067">
                <text:p>0.78799999628067</text:p>
              </table:table-cell>
              <table:table-cell office:value-type="float" office:value="0.78559999628067">
                <text:p>0.78559999628067</text:p>
              </table:table-cell>
              <table:table-cell office:value-type="float" office:value="0.783600004196167">
                <text:p>0.783600004196167</text:p>
              </table:table-cell>
              <table:table-cell office:value-type="float" office:value="0.783599995613098">
                <text:p>0.783599995613098</text:p>
              </table:table-cell>
              <table:table-cell office:value-type="float" office:value="0.8208">
                <text:p>0.8208</text:p>
              </table:table-cell>
              <table:table-cell office:value-type="float" office:value="0.7991">
                <text:p>0.7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8000000667572">
                <text:p>0.778000000667572</text:p>
              </table:table-cell>
              <table:table-cell office:value-type="float" office:value="0.780799994945526">
                <text:p>0.780799994945526</text:p>
              </table:table-cell>
              <table:table-cell office:value-type="float" office:value="0.797599997806549">
                <text:p>0.797599997806549</text:p>
              </table:table-cell>
              <table:table-cell office:value-type="float" office:value="0.787599997615814">
                <text:p>0.787599997615814</text:p>
              </table:table-cell>
              <table:table-cell office:value-type="float" office:value="0.778400004863739">
                <text:p>0.778400004863739</text:p>
              </table:table-cell>
              <table:table-cell office:value-type="float" office:value="0.779200004863739">
                <text:p>0.779200004863739</text:p>
              </table:table-cell>
              <table:table-cell office:value-type="float" office:value="0.78079999628067">
                <text:p>0.78079999628067</text:p>
              </table:table-cell>
              <table:table-cell office:value-type="float" office:value="0.8185">
                <text:p>0.8185</text:p>
              </table:table-cell>
              <table:table-cell office:value-type="float" office:value="0.79045">
                <text:p>0.79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6400002861023">
                <text:p>0.786400002861023</text:p>
              </table:table-cell>
              <table:table-cell office:value-type="float" office:value="0.7888">
                <text:p>0.7888</text:p>
              </table:table-cell>
              <table:table-cell office:value-type="float" office:value="0.799599995613098">
                <text:p>0.799599995613098</text:p>
              </table:table-cell>
              <table:table-cell office:value-type="float" office:value="0.788800002670288">
                <text:p>0.788800002670288</text:p>
              </table:table-cell>
              <table:table-cell office:value-type="float" office:value="0.776400002002716">
                <text:p>0.776400002002716</text:p>
              </table:table-cell>
              <table:table-cell office:value-type="float" office:value="0.773200003528595">
                <text:p>0.773200003528595</text:p>
              </table:table-cell>
              <table:table-cell office:value-type="float" office:value="0.787999999809265">
                <text:p>0.787999999809265</text:p>
              </table:table-cell>
              <table:table-cell office:value-type="float" office:value="0.81665">
                <text:p>0.81665</text:p>
              </table:table-cell>
              <table:table-cell office:value-type="float" office:value="0.77245">
                <text:p>0.77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84">
                <text:p>0.7784</text:p>
              </table:table-cell>
              <table:table-cell office:value-type="float" office:value="0.794799999141693">
                <text:p>0.794799999141693</text:p>
              </table:table-cell>
              <table:table-cell office:value-type="float" office:value="0.795200003528595">
                <text:p>0.795200003528595</text:p>
              </table:table-cell>
              <table:table-cell office:value-type="float" office:value="0.787200001335144">
                <text:p>0.787200001335144</text:p>
              </table:table-cell>
              <table:table-cell office:value-type="float" office:value="0.771599998474121">
                <text:p>0.771599998474121</text:p>
              </table:table-cell>
              <table:table-cell office:value-type="float" office:value="0.765600001335144">
                <text:p>0.765600001335144</text:p>
              </table:table-cell>
              <table:table-cell office:value-type="float" office:value="0.783599994754791">
                <text:p>0.783599994754791</text:p>
              </table:table-cell>
              <table:table-cell office:value-type="float" office:value="0.8192">
                <text:p>0.8192</text:p>
              </table:table-cell>
              <table:table-cell office:value-type="float" office:value="0.77925">
                <text:p>0.77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